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4">
            <text:p>SRR-5614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4410.0">
            <text:p>44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3">
            <text:p>SRR-5613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3765.0">
            <text:p>376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56">
            <text:p>GrN-28056</text:p>
          </table:table-cell>
          <table:table-cell office:value-type="float" office:value="50.97">
            <text:p>50.97</text:p>
          </table:table-cell>
          <table:table-cell office:value-type="float" office:value="0.72">
            <text:p>0.72</text:p>
          </table:table-cell>
          <table:table-cell office:value-type="float" office:value="3080.0">
            <text:p>308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2">
            <text:p>SRR-5612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2505.0">
            <text:p>250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4.06">
            <text:p>4.06</text:p>
          </table:table-cell>
          <table:table-cell office:value-type="float" office:value="4.06">
            <text:p>4.06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1">
            <text:p>SRR-5611</text:p>
          </table:table-cell>
          <table:table-cell office:value-type="float" office:value="50.96">
            <text:p>50.96</text:p>
          </table:table-cell>
          <table:table-cell office:value-type="float" office:value="0.83">
            <text:p>0.83</text:p>
          </table:table-cell>
          <table:table-cell office:value-type="float" office:value="1050.0">
            <text:p>1050.0</text:p>
          </table:table-cell>
          <table:table-cell office:value-type="float" office:value="45.0">
            <text:p>45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913">
            <text:p>GrN-27913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380.0">
            <text:p>338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587">
            <text:p>GrN-28587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1710.0">
            <text:p>1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55">
            <text:p>GrN-28055</text:p>
          </table:table-cell>
          <table:table-cell office:value-type="float" office:value="50.97">
            <text:p>50.97</text:p>
          </table:table-cell>
          <table:table-cell office:value-type="float" office:value="0.72">
            <text:p>0.72</text:p>
          </table:table-cell>
          <table:table-cell office:value-type="float" office:value="3120.0">
            <text:p>312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6">
            <text:p>HV-17496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6450.0">
            <text:p>645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1">
            <text:p>-11.0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3">
            <text:p>GrN-28103</text:p>
          </table:table-cell>
          <table:table-cell office:value-type="float" office:value="50.97">
            <text:p>50.97</text:p>
          </table:table-cell>
          <table:table-cell office:value-type="float" office:value="0.74">
            <text:p>0.74</text:p>
          </table:table-cell>
          <table:table-cell office:value-type="float" office:value="2500.0">
            <text:p>250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1">
            <text:p>GrN-28101</text:p>
          </table:table-cell>
          <table:table-cell office:value-type="float" office:value="50.92">
            <text:p>50.92</text:p>
          </table:table-cell>
          <table:table-cell office:value-type="float" office:value="0.71">
            <text:p>0.71</text:p>
          </table:table-cell>
          <table:table-cell office:value-type="float" office:value="2940.0">
            <text:p>294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5">
            <text:p>SRR-5615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1850.0">
            <text:p>1850.0</text:p>
          </table:table-cell>
          <table:table-cell office:value-type="float" office:value="45.0">
            <text:p>4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1">
            <text:p>-4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4">
            <text:p>GrN-28104</text:p>
          </table:table-cell>
          <table:table-cell office:value-type="float" office:value="50.96">
            <text:p>50.96</text:p>
          </table:table-cell>
          <table:table-cell office:value-type="float" office:value="0.77">
            <text:p>0.77</text:p>
          </table:table-cell>
          <table:table-cell office:value-type="float" office:value="1240.0">
            <text:p>124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5">
            <text:p>GrN-28105</text:p>
          </table:table-cell>
          <table:table-cell office:value-type="float" office:value="50.94">
            <text:p>50.94</text:p>
          </table:table-cell>
          <table:table-cell office:value-type="float" office:value="0.72">
            <text:p>0.72</text:p>
          </table:table-cell>
          <table:table-cell office:value-type="float" office:value="2480.0">
            <text:p>248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6">
            <text:p>GrN-28106</text:p>
          </table:table-cell>
          <table:table-cell office:value-type="float" office:value="50.94">
            <text:p>50.94</text:p>
          </table:table-cell>
          <table:table-cell office:value-type="float" office:value="0.7">
            <text:p>0.7</text:p>
          </table:table-cell>
          <table:table-cell office:value-type="float" office:value="2860.0">
            <text:p>2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7">
            <text:p>GrN-28107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522">
            <text:p>Beta-153522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8240.0">
            <text:p>824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5">
            <text:p>-26.95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8">
            <text:p>GrN-28108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880.0">
            <text:p>18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109">
            <text:p>GrN-28109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330.0">
            <text:p>333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586">
            <text:p>GrN-28586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1640.0">
            <text:p>16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6">
            <text:p>-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521">
            <text:p>Beta-153521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6980.0">
            <text:p>698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05">
            <text:p>-14.0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3394">
            <text:p>Beta-153394</text:p>
          </table:table-cell>
          <table:table-cell office:value-type="float" office:value="50.95">
            <text:p>50.95</text:p>
          </table:table-cell>
          <table:table-cell office:value-type="float" office:value="0.72">
            <text:p>0.72</text:p>
          </table:table-cell>
          <table:table-cell office:value-type="float" office:value="8720.0">
            <text:p>872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68">
            <text:p>-28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Kirby2002,ShennanEtal2018">
            <text:p>WallerKirby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098">
            <text:p>GrN-28098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2880.0">
            <text:p>288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6">
            <text:p>SRR-5616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3320.0">
            <text:p>332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2">
            <text:p>SRR-5622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4970.0">
            <text:p>497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8">
            <text:p>SRR-5618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4485.0">
            <text:p>44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6">
            <text:p>-5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70763">
            <text:p>Beta-170763</text:p>
          </table:table-cell>
          <table:table-cell office:value-type="float" office:value="50.95">
            <text:p>50.95</text:p>
          </table:table-cell>
          <table:table-cell office:value-type="float" office:value="0.9">
            <text:p>0.9</text:p>
          </table:table-cell>
          <table:table-cell office:value-type="float" office:value="1990.0">
            <text:p>1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6a,PlaterTurner2002,ShennanEtal2018">
            <text:p>LongEtal2006a,PlaterTurner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731">
            <text:p>UB-3731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1846.0">
            <text:p>1846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4">
            <text:p>-3.5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5,ShennanEtal2018">
            <text:p>LongInnes1995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730">
            <text:p>UB-3730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4367.0">
            <text:p>4367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5,ShennanEtal2018">
            <text:p>LongInnes1995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1">
            <text:p>UB-3581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2249.0">
            <text:p>2249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7">
            <text:p>Beta-248987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3680.0">
            <text:p>36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6">
            <text:p>Beta-109576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4070.0">
            <text:p>4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8">
            <text:p>-4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2">
            <text:p>UB-3582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3673.0">
            <text:p>3673.0</text:p>
          </table:table-cell>
          <table:table-cell office:value-type="float" office:value="82.0">
            <text:p>8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7461">
            <text:p>Beta-157461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2330.0">
            <text:p>2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Woodland2002,ShennanEtal2018">
            <text:p>SpencerWoodland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3">
            <text:p>UB-3583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2762.0">
            <text:p>2762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7">
            <text:p>-2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70764">
            <text:p>Beta-170764</text:p>
          </table:table-cell>
          <table:table-cell office:value-type="float" office:value="50.95">
            <text:p>50.95</text:p>
          </table:table-cell>
          <table:table-cell office:value-type="float" office:value="0.9">
            <text:p>0.9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6a,PlaterTurner2002,ShennanEtal2018">
            <text:p>LongEtal2006a,PlaterTurner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8">
            <text:p>Beta-109578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2290.0">
            <text:p>22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UB-3584">
            <text:p>UB-3584</text:p>
          </table:table-cell>
          <table:table-cell office:value-type="float" office:value="50.96">
            <text:p>50.96</text:p>
          </table:table-cell>
          <table:table-cell office:value-type="float" office:value="0.9">
            <text:p>0.9</text:p>
          </table:table-cell>
          <table:table-cell office:value-type="float" office:value="3054.0">
            <text:p>3054.0</text:p>
          </table:table-cell>
          <table:table-cell office:value-type="float" office:value="58.0">
            <text:p>5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Innes1993,ShennanEtal2018">
            <text:p>LongInnes1993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6">
            <text:p>Beta-248986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3990.0">
            <text:p>3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3">
            <text:p>-3.8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9">
            <text:p>Beta-109579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NPL-101">
            <text:p>NPL-101</text:p>
          </table:table-cell>
          <table:table-cell office:value-type="float" office:value="51.1">
            <text:p>51.1</text:p>
          </table:table-cell>
          <table:table-cell office:value-type="float" office:value="1.4">
            <text:p>1.4</text:p>
          </table:table-cell>
          <table:table-cell office:value-type="float" office:value="9920.0">
            <text:p>99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06">
            <text:p>-38.0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80">
            <text:p>Beta-109580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2870.0">
            <text:p>28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77">
            <text:p>Beta-109577</text:p>
          </table:table-cell>
          <table:table-cell office:value-type="float" office:value="51.07">
            <text:p>51.07</text:p>
          </table:table-cell>
          <table:table-cell office:value-type="float" office:value="0.92">
            <text:p>0.92</text:p>
          </table:table-cell>
          <table:table-cell office:value-type="float" office:value="3620.0">
            <text:p>3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8">
            <text:p>-3.98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NPL-91">
            <text:p>NPL-91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050.0">
            <text:p>20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910">
            <text:p>GrN-27910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760.0">
            <text:p>1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876">
            <text:p>GrN-27876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3500.0">
            <text:p>350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9">
            <text:p>SRR-5619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2355.0">
            <text:p>235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9">
            <text:p>-3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0">
            <text:p>SRR-5620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3190.0">
            <text:p>31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1">
            <text:p>SRR-5621</text:p>
          </table:table-cell>
          <table:table-cell office:value-type="float" office:value="51.04">
            <text:p>51.04</text:p>
          </table:table-cell>
          <table:table-cell office:value-type="float" office:value="0.83">
            <text:p>0.83</text:p>
          </table:table-cell>
          <table:table-cell office:value-type="float" office:value="4190.0">
            <text:p>419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09581">
            <text:p>Beta-109581</text:p>
          </table:table-cell>
          <table:table-cell office:value-type="float" office:value="51.06">
            <text:p>51.06</text:p>
          </table:table-cell>
          <table:table-cell office:value-type="float" office:value="0.92">
            <text:p>0.92</text:p>
          </table:table-cell>
          <table:table-cell office:value-type="float" office:value="2910.0">
            <text:p>2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,ShennanEtal2018">
            <text:p>Long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8">
            <text:p>Beta-259388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3370.0">
            <text:p>33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7">
            <text:p>Beta-259387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2850.0">
            <text:p>28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8">
            <text:p>-3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23">
            <text:p>SRR-5623</text:p>
          </table:table-cell>
          <table:table-cell office:value-type="float" office:value="51.0">
            <text:p>51.0</text:p>
          </table:table-cell>
          <table:table-cell office:value-type="float" office:value="0.84">
            <text:p>0.84</text:p>
          </table:table-cell>
          <table:table-cell office:value-type="float" office:value="3645.0">
            <text:p>364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645">
            <text:p>SRR-2645</text:p>
          </table:table-cell>
          <table:table-cell office:value-type="float" office:value="50.93">
            <text:p>50.93</text:p>
          </table:table-cell>
          <table:table-cell office:value-type="float" office:value="0.6">
            <text:p>0.6</text:p>
          </table:table-cell>
          <table:table-cell office:value-type="float" office:value="3690.0">
            <text:p>369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88,ShennanEtal2018">
            <text:p>WallerEtal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646">
            <text:p>SRR-2646</text:p>
          </table:table-cell>
          <table:table-cell office:value-type="float" office:value="50.93">
            <text:p>50.93</text:p>
          </table:table-cell>
          <table:table-cell office:value-type="float" office:value="0.6">
            <text:p>0.6</text:p>
          </table:table-cell>
          <table:table-cell office:value-type="float" office:value="5970.0">
            <text:p>597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1">
            <text:p>-9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88,ShennanEtal2018">
            <text:p>WallerEtal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2893">
            <text:p>SRR-2893</text:p>
          </table:table-cell>
          <table:table-cell office:value-type="float" office:value="50.92">
            <text:p>50.92</text:p>
          </table:table-cell>
          <table:table-cell office:value-type="float" office:value="0.68">
            <text:p>0.68</text:p>
          </table:table-cell>
          <table:table-cell office:value-type="float" office:value="1830.0">
            <text:p>183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Marlow1994,ShennanEtal2018">
            <text:p>WallerMarlow1994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9">
            <text:p>Beta-248989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2160.0">
            <text:p>21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66">
            <text:p>GrN-2866</text:p>
          </table:table-cell>
          <table:table-cell office:value-type="float" office:value="50.96">
            <text:p>50.96</text:p>
          </table:table-cell>
          <table:table-cell office:value-type="float" office:value="0.77">
            <text:p>0.77</text:p>
          </table:table-cell>
          <table:table-cell office:value-type="float" office:value="2040.0">
            <text:p>20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8">
            <text:p>-3.9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734">
            <text:p>GrN-28734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360.0">
            <text:p>136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8735">
            <text:p>GrN-28735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300.0">
            <text:p>130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48988">
            <text:p>Beta-248988</text:p>
          </table:table-cell>
          <table:table-cell office:value-type="float" office:value="50.95">
            <text:p>50.95</text:p>
          </table:table-cell>
          <table:table-cell office:value-type="float" office:value="0.83">
            <text:p>0.83</text:p>
          </table:table-cell>
          <table:table-cell office:value-type="float" office:value="2990.0">
            <text:p>29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N-27875">
            <text:p>GrN-27875</text:p>
          </table:table-cell>
          <table:table-cell office:value-type="float" office:value="50.92">
            <text:p>50.92</text:p>
          </table:table-cell>
          <table:table-cell office:value-type="float" office:value="0.7">
            <text:p>0.7</text:p>
          </table:table-cell>
          <table:table-cell office:value-type="float" office:value="1870.0">
            <text:p>18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157460">
            <text:p>Beta-157460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1730.0">
            <text:p>17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Woodland2002,ShennanEtal2018">
            <text:p>SpencerWoodland200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SRR-5617">
            <text:p>SRR-5617</text:p>
          </table:table-cell>
          <table:table-cell office:value-type="float" office:value="51.02">
            <text:p>51.02</text:p>
          </table:table-cell>
          <table:table-cell office:value-type="float" office:value="0.84">
            <text:p>0.84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8">
            <text:p>HV-17498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3905.0">
            <text:p>3905.0</text:p>
          </table:table-cell>
          <table:table-cell office:value-type="float" office:value="205.0">
            <text:p>2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1">
            <text:p>-5.5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259386">
            <text:p>Beta-259386</text:p>
          </table:table-cell>
          <table:table-cell office:value-type="float" office:value="50.96">
            <text:p>50.96</text:p>
          </table:table-cell>
          <table:table-cell office:value-type="float" office:value="0.89">
            <text:p>0.89</text:p>
          </table:table-cell>
          <table:table-cell office:value-type="float" office:value="2240.0">
            <text:p>22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irbyEtal2010,ShennanEtal2018">
            <text:p>KirbyEtal201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3">
            <text:p>Beta-75453</text:p>
          </table:table-cell>
          <table:table-cell office:value-type="float" office:value="50.97">
            <text:p>50.97</text:p>
          </table:table-cell>
          <table:table-cell office:value-type="float" office:value="0.78">
            <text:p>0.78</text:p>
          </table:table-cell>
          <table:table-cell office:value-type="float" office:value="4550.0">
            <text:p>45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3">
            <text:p>HV-17343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975.0">
            <text:p>597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1">
            <text:p>-8.2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4">
            <text:p>HV-17494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6445.0">
            <text:p>6445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5">
            <text:p>HV-17495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4890.0">
            <text:p>489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9">
            <text:p>-6.99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3">
            <text:p>Beta-81363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020.0">
            <text:p>3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4">
            <text:p>-6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4">
            <text:p>Beta-81364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8">
            <text:p>-5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5">
            <text:p>Beta-81365</text:p>
          </table:table-cell>
          <table:table-cell office:value-type="float" office:value="50.97">
            <text:p>50.97</text:p>
          </table:table-cell>
          <table:table-cell office:value-type="float" office:value="0.9">
            <text:p>0.9</text:p>
          </table:table-cell>
          <table:table-cell office:value-type="float" office:value="3010.0">
            <text:p>30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6">
            <text:p>Beta-81366</text:p>
          </table:table-cell>
          <table:table-cell office:value-type="float" office:value="50.97">
            <text:p>50.97</text:p>
          </table:table-cell>
          <table:table-cell office:value-type="float" office:value="0.9">
            <text:p>0.9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7">
            <text:p>Beta-81367</text:p>
          </table:table-cell>
          <table:table-cell office:value-type="float" office:value="50.95">
            <text:p>50.95</text:p>
          </table:table-cell>
          <table:table-cell office:value-type="float" office:value="0.89">
            <text:p>0.89</text:p>
          </table:table-cell>
          <table:table-cell office:value-type="float" office:value="2610.0">
            <text:p>26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2">
            <text:p>HV-17342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655.0">
            <text:p>5655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8">
            <text:p>Beta-81368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410.0">
            <text:p>34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9">
            <text:p>-3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0">
            <text:p>Beta-81370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3580.0">
            <text:p>35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9">
            <text:p>-3.3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1">
            <text:p>Beta-81371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850.0">
            <text:p>2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72">
            <text:p>Beta-81372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690.0">
            <text:p>26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6">
            <text:p>-2.4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4">
            <text:p>Beta-75454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2980.0">
            <text:p>29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4">
            <text:p>Beta-75454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2980.0">
            <text:p>2980.0</text:p>
          </table:table-cell>
          <table:table-cell office:value-type="float" office:value="60.0">
            <text:p>6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7">
            <text:p>Q-2647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500.0">
            <text:p>5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2">
            <text:p>-6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2">
            <text:p>Beta-75452</text:p>
          </table:table-cell>
          <table:table-cell office:value-type="float" office:value="50.96">
            <text:p>50.96</text:p>
          </table:table-cell>
          <table:table-cell office:value-type="float" office:value="0.75">
            <text:p>0.75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2">
            <text:p>Beta-75452</text:p>
          </table:table-cell>
          <table:table-cell office:value-type="float" office:value="50.97">
            <text:p>50.97</text:p>
          </table:table-cell>
          <table:table-cell office:value-type="float" office:value="0.79">
            <text:p>0.79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1369">
            <text:p>Beta-81369</text:p>
          </table:table-cell>
          <table:table-cell office:value-type="float" office:value="50.95">
            <text:p>50.95</text:p>
          </table:table-cell>
          <table:table-cell office:value-type="float" office:value="0.88">
            <text:p>0.88</text:p>
          </table:table-cell>
          <table:table-cell office:value-type="float" office:value="2950.0">
            <text:p>29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SpencerEtal1998,ShennanEtal2018">
            <text:p>SpencerEtal199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75451">
            <text:p>Beta-75451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1">
            <text:p>-8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6,ShennanEtal2018">
            <text:p>LongEtal199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1">
            <text:p>HV-17341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5550.0">
            <text:p>55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9">
            <text:p>HV-17339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4135.0">
            <text:p>4135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1">
            <text:p>-4.21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8">
            <text:p>Q-2648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150.0">
            <text:p>51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49">
            <text:p>Q-2649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520.0">
            <text:p>3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0">
            <text:p>Q-2650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060.0">
            <text:p>30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1">
            <text:p>Q-2651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410.0">
            <text:p>3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652">
            <text:p>Q-2652</text:p>
          </table:table-cell>
          <table:table-cell office:value-type="float" office:value="50.94">
            <text:p>50.94</text:p>
          </table:table-cell>
          <table:table-cell office:value-type="float" office:value="0.84">
            <text:p>0.84</text:p>
          </table:table-cell>
          <table:table-cell office:value-type="float" office:value="3160.0">
            <text:p>3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3">
            <text:p>-2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Switsur1988,ShennanEtal2018">
            <text:p>TooleySwitsur1988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753">
            <text:p>Q-2753</text:p>
          </table:table-cell>
          <table:table-cell office:value-type="float" office:value="50.93">
            <text:p>50.93</text:p>
          </table:table-cell>
          <table:table-cell office:value-type="float" office:value="0.83">
            <text:p>0.83</text:p>
          </table:table-cell>
          <table:table-cell office:value-type="float" office:value="2160.0">
            <text:p>2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90,ShennanEtal2018">
            <text:p>Tooley199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5302">
            <text:p>GrA-25302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170.0">
            <text:p>11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4065">
            <text:p>GrA-24065</text:p>
          </table:table-cell>
          <table:table-cell office:value-type="float" office:value="50.92">
            <text:p>50.92</text:p>
          </table:table-cell>
          <table:table-cell office:value-type="float" office:value="0.71">
            <text:p>0.71</text:p>
          </table:table-cell>
          <table:table-cell office:value-type="float" office:value="2730.0">
            <text:p>273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40">
            <text:p>HV-17340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4640.0">
            <text:p>46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8">
            <text:p>-4.7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Q-2754">
            <text:p>Q-2754</text:p>
          </table:table-cell>
          <table:table-cell office:value-type="float" office:value="50.93">
            <text:p>50.93</text:p>
          </table:table-cell>
          <table:table-cell office:value-type="float" office:value="0.83">
            <text:p>0.83</text:p>
          </table:table-cell>
          <table:table-cell office:value-type="float" office:value="2600.0">
            <text:p>2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4">
            <text:p>-2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90,ShennanEtal2018">
            <text:p>Tooley1990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3">
            <text:p>HV-17333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825.0">
            <text:p>582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57">
            <text:p>-8.57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2">
            <text:p>HV-17332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290.0">
            <text:p>52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9">
            <text:p>-8.19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OxA-13277">
            <text:p>OxA-13277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356.0">
            <text:p>356.0</text:p>
          </table:table-cell>
          <table:table-cell office:value-type="float" office:value="36.0">
            <text:p>3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0">
            <text:p>HV-17330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4105.0">
            <text:p>4105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5">
            <text:p>HV-17335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4570.0">
            <text:p>457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6">
            <text:p>HV-17336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7">
            <text:p>HV-17337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3550.0">
            <text:p>355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8">
            <text:p>HV-17338</text:p>
          </table:table-cell>
          <table:table-cell office:value-type="float" office:value="51.23">
            <text:p>51.23</text:p>
          </table:table-cell>
          <table:table-cell office:value-type="float" office:value="1.39">
            <text:p>1.39</text:p>
          </table:table-cell>
          <table:table-cell office:value-type="float" office:value="4020.0">
            <text:p>4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4">
            <text:p>-4.04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334">
            <text:p>HV-17334</text:p>
          </table:table-cell>
          <table:table-cell office:value-type="float" office:value="51.23">
            <text:p>51.23</text:p>
          </table:table-cell>
          <table:table-cell office:value-type="float" office:value="1.38">
            <text:p>1.38</text:p>
          </table:table-cell>
          <table:table-cell office:value-type="float" office:value="5765.0">
            <text:p>5765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">
            <text:p>-8.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HV-17499">
            <text:p>HV-17499</text:p>
          </table:table-cell>
          <table:table-cell office:value-type="float" office:value="51.24">
            <text:p>51.24</text:p>
          </table:table-cell>
          <table:table-cell office:value-type="float" office:value="1.35">
            <text:p>1.35</text:p>
          </table:table-cell>
          <table:table-cell office:value-type="float" office:value="2400.0">
            <text:p>2400.0</text:p>
          </table:table-cell>
          <table:table-cell office:value-type="float" office:value="230.0">
            <text:p>2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6">
            <text:p>-4.76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Long1992,ShennanEtal2018">
            <text:p>Long199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GrA-2591">
            <text:p>GrA-2591</text:p>
          </table:table-cell>
          <table:table-cell office:value-type="float" office:value="50.9">
            <text:p>50.9</text:p>
          </table:table-cell>
          <table:table-cell office:value-type="float" office:value="0.68">
            <text:p>0.68</text:p>
          </table:table-cell>
          <table:table-cell office:value-type="float" office:value="395.0">
            <text:p>39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6">
            <text:p>Beta-87706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8">
            <text:p>-3.18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3">
            <text:p>Beta-87703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3910.0">
            <text:p>3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6">
            <text:p>-4.1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OxA-13460">
            <text:p>OxA-13460</text:p>
          </table:table-cell>
          <table:table-cell office:value-type="float" office:value="50.93">
            <text:p>50.93</text:p>
          </table:table-cell>
          <table:table-cell office:value-type="float" office:value="0.7">
            <text:p>0.7</text:p>
          </table:table-cell>
          <table:table-cell office:value-type="float" office:value="1297.0">
            <text:p>1297.0</text:p>
          </table:table-cell>
          <table:table-cell office:value-type="float" office:value="28.0">
            <text:p>2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Etal2006,ShennanEtal2018">
            <text:p>WallerEtal2006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4">
            <text:p>Beta-87704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3060.0">
            <text:p>30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56">
            <text:p>IGS-56</text:p>
          </table:table-cell>
          <table:table-cell office:value-type="float" office:value="50.89">
            <text:p>50.89</text:p>
          </table:table-cell>
          <table:table-cell office:value-type="float" office:value="0.7">
            <text:p>0.7</text:p>
          </table:table-cell>
          <table:table-cell office:value-type="float" office:value="5300.0">
            <text:p>5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1.08">
            <text:p>1.08</text:p>
          </table:table-cell>
          <table:table-cell office:value-type="float" office:value="1.08">
            <text:p>1.0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5">
            <text:p>Beta-87705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5400.0">
            <text:p>54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5">
            <text:p>-3.75</text:p>
          </table:table-cell>
          <table:table-cell office:value-type="float" office:value="2.15">
            <text:p>2.15</text:p>
          </table:table-cell>
          <table:table-cell office:value-type="float" office:value="2.15">
            <text:p>2.15</text:p>
          </table:table-cell>
          <table:table-cell office:value-type="string" office:value="LongEtal1998b,ShennanEtal2018">
            <text:p>LongEtal1998b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4">
            <text:p>IGS-14</text:p>
          </table:table-cell>
          <table:table-cell office:value-type="float" office:value="51.0">
            <text:p>51.0</text:p>
          </table:table-cell>
          <table:table-cell office:value-type="float" office:value="0.69">
            <text:p>0.69</text:p>
          </table:table-cell>
          <table:table-cell office:value-type="float" office:value="4845.0">
            <text:p>48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7">
            <text:p>-6.5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3">
            <text:p>IGS-13</text:p>
          </table:table-cell>
          <table:table-cell office:value-type="float" office:value="51.0">
            <text:p>51.0</text:p>
          </table:table-cell>
          <table:table-cell office:value-type="float" office:value="0.69">
            <text:p>0.69</text:p>
          </table:table-cell>
          <table:table-cell office:value-type="float" office:value="3560.0">
            <text:p>35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16">
            <text:p>IGS-116</text:p>
          </table:table-cell>
          <table:table-cell office:value-type="float" office:value="50.95">
            <text:p>50.95</text:p>
          </table:table-cell>
          <table:table-cell office:value-type="float" office:value="0.73">
            <text:p>0.73</text:p>
          </table:table-cell>
          <table:table-cell office:value-type="float" office:value="9565.0">
            <text:p>956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32">
            <text:p>-24.32</text:p>
          </table:table-cell>
          <table:table-cell office:value-type="float" office:value="2.38">
            <text:p>2.38</text:p>
          </table:table-cell>
          <table:table-cell office:value-type="float" office:value="2.38">
            <text:p>2.38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2">
            <text:p>Beta-87702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4630.0">
            <text:p>46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1">
            <text:p>Beta-87701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4860.0">
            <text:p>4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IGS-115">
            <text:p>IGS-115</text:p>
          </table:table-cell>
          <table:table-cell office:value-type="float" office:value="51.28">
            <text:p>51.28</text:p>
          </table:table-cell>
          <table:table-cell office:value-type="float" office:value="1.33">
            <text:p>1.33</text:p>
          </table:table-cell>
          <table:table-cell office:value-type="float" office:value="5315.0">
            <text:p>53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0">
            <text:p>Beta-87700</text:p>
          </table:table-cell>
          <table:table-cell office:value-type="float" office:value="51.05">
            <text:p>51.05</text:p>
          </table:table-cell>
          <table:table-cell office:value-type="float" office:value="0.83">
            <text:p>0.83</text:p>
          </table:table-cell>
          <table:table-cell office:value-type="float" office:value="5890.0">
            <text:p>5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5">
            <text:p>-6.2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Etal1999,ShennanEtal2018">
            <text:p>WallerEtal1999,ShennanEtal2018</text:p>
          </table:table-cell>
        </table:table-row>
        <table:table-row>
          <table:table-cell office:value-type="string" office:value="Kent">
            <text:p>Kent</text:p>
          </table:table-cell>
          <table:table-cell office:value-type="string" office:value="radiocarbon">
            <text:p>radiocarbon</text:p>
          </table:table-cell>
          <table:table-cell office:value-type="string" office:value="Beta-87707">
            <text:p>Beta-87707</text:p>
          </table:table-cell>
          <table:table-cell office:value-type="float" office:value="51.04">
            <text:p>51.04</text:p>
          </table:table-cell>
          <table:table-cell office:value-type="float" office:value="0.75">
            <text:p>0.75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8b,ShennanEtal2018">
            <text:p>LongEtal1998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